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color="#280099"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</style:style>
    <style:style style:name="P1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color="#280099"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font-name="Georgia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280099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style:font-name="Georgia"/>
    </style:style>
    <style:style style:name="T10" style:family="text">
      <style:text-properties fo:font-size="12pt"/>
    </style:style>
    <style:style style:name="T11" style:family="text">
      <style:text-properties fo:letter-spacing="normal"/>
    </style:style>
    <style:style style:name="T12" style:family="text">
      <style:text-properties fo:font-style="normal"/>
    </style:style>
    <style:style style:name="T13" style:family="text">
      <style:text-properties fo:font-weight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size-asian="12pt"/>
    </style:style>
    <style:style style:name="T16" style:family="text">
      <style:text-properties style:font-style-asian="normal"/>
    </style:style>
    <style:style style:name="T17" style:family="text">
      <style:text-properties style:font-weight-asian="normal"/>
    </style:style>
    <style:style style:name="T18" style:family="text">
      <style:text-properties style:font-size-complex="12pt"/>
    </style:style>
    <style:style style:name="T19" style:family="text">
      <style:text-properties style:font-style-complex="normal"/>
    </style:style>
    <style:style style:name="T20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Retrospective- <text:span text:style-name="T7">Anteckningslogg</text:span></text:p>
      <text:p text:style-name="P4"/>
      <text:p text:style-name="P3">Sprint 1</text:p>
      <text:p text:style-name="P4"/>
      <text:list xml:id="list43527327" text:style-name="L1">
        <text:list-item>
          <text:p text:style-name="P5">Vad gick bra?</text:p>
          <text:p text:style-name="P7">Xx</text:p>
          <text:p text:style-name="P7"/>
        </text:list-item>
        <text:list-item>
          <text:p text:style-name="P5">Vad gick dåligt?</text:p>
          <text:p text:style-name="P7">Xx</text:p>
          <text:p text:style-name="P7"/>
        </text:list-item>
        <text:list-item>
          <text:p text:style-name="P5">Uppfylldes målen?</text:p>
          <text:p text:style-name="P11"><text:span text:style-name="T2">Xx</text:span></text:p>
          <text:p text:style-name="P11"><text:span text:style-name="T2"/></text:p>
        </text:list-item>
        <text:list-item>
          <text:p text:style-name="P11"><text:span text:style-name="T3">Vad har ändrats i kraven? </text:span><text:span text:style-name="T2">(product backlog)</text:span></text:p>
          <text:p text:style-name="P11"><text:span text:style-name="T2">Xx</text:span><text:span text:style-name="T2"><text:line-break/></text:span></text:p>
        </text:list-item>
        <text:list-item>
          <text:p text:style-name="P11"><text:span text:style-name="T3">Hur kan jag förbättra mitt arbetssätt?<text:line-break/>1. <text:s/></text:span><text:span text:style-name="T4">Vad vill jag testa att göra: </text:span><text:span text:style-name="T2">xx</text:span><text:span text:style-name="T4"><text:line-break/></text:span><text:span text:style-name="T5">2</text:span><text:span text:style-name="T3">. </text:span><text:span text:style-name="T4"><text:s/>Vad vill jag fortsätta göra: </text:span><text:span text:style-name="T2">xx</text:span></text:p>
          <text:p text:style-name="P11"><text:span text:style-name="T5">3</text:span><text:span text:style-name="T3">. </text:span><text:span text:style-name="T4"><text:s/>Vad vill jag sluta göra: </text:span><text:span text:style-name="T2">xx</text:span></text:p>
          <text:p text:style-name="P10"/>
        </text:list-item>
      </text:list>
      <text:p text:style-name="P4"/>
      <text:p text:style-name="P2"><text:span text:style-name="T6">Sprint 2</text:span><text:tab/></text:p>
      <text:p text:style-name="P4"/>
      <text:list xml:id="list43686386" text:continue-numbering="true" text:style-name="L1">
        <text:list-item>
          <text:p text:style-name="P5">Vad gick bra?</text:p>
          <text:p text:style-name="P7">Xx</text:p>
        </text:list-item>
      </text:list>
      <text:p text:style-name="P6"/>
      <text:list xml:id="list43705218" text:continue-numbering="true" text:style-name="L1">
        <text:list-item>
          <text:p text:style-name="P5">Vad gick dåligt?</text:p>
          <text:p text:style-name="P7">Xx</text:p>
          <text:p text:style-name="P7"/>
        </text:list-item>
        <text:list-item>
          <text:p text:style-name="P5">Uppfylldes målen?</text:p>
          <text:p text:style-name="P11"><text:span text:style-name="T2">Xx</text:span></text:p>
          <text:p text:style-name="P11"><text:span text:style-name="T2"/></text:p>
        </text:list-item>
        <text:list-item>
          <text:p text:style-name="P11"><text:span text:style-name="T3">Vad har ändrats i kraven? </text:span><text:span text:style-name="T2">(product backlog)</text:span></text:p>
          <text:p text:style-name="P11"><text:span text:style-name="T2">Xx<text:line-break/></text:span></text:p>
        </text:list-item>
        <text:list-item>
          <text:p text:style-name="P11"><text:span text:style-name="T3">Hur kan jag förbättra mitt arbetssätt?<text:line-break/>1. <text:s/></text:span><text:span text:style-name="T4">Vad vill jag testa att göra: </text:span><text:span text:style-name="T2">xx</text:span><text:span text:style-name="T4"><text:line-break/></text:span><text:span text:style-name="T5">2</text:span><text:span text:style-name="T3">. </text:span><text:span text:style-name="T4"><text:s/>Vad vill jag fortsätta göra: </text:span><text:span text:style-name="T2">xx</text:span></text:p>
          <text:p text:style-name="P11"><text:span text:style-name="T5">3</text:span><text:span text:style-name="T3">. </text:span><text:span text:style-name="T4"><text:s/>Vad vill jag sluta göra: </text:span><text:span text:style-name="T2">xx</text:span></text:p>
          <text:p text:style-name="P7"><text:span text:style-name="T2"/></text:p>
          <text:p text:style-name="P9"/>
        </text:list-item>
      </text:list>
      <text:p text:style-name="P2"><text:span text:style-name="T6">Sprint 3</text:span><text:tab/></text:p>
      <text:p text:style-name="P4"/>
      <text:list xml:id="list43709628" text:continue-numbering="true" text:style-name="L1">
        <text:list-item>
          <text:p text:style-name="P5">Vad gick bra?</text:p>
          <text:p text:style-name="P7">Xx</text:p>
          <text:p text:style-name="P7"/>
        </text:list-item>
        <text:list-item>
          <text:p text:style-name="P5">Vad gick dåligt?</text:p>
          <text:p text:style-name="P7">Xx</text:p>
          <text:p text:style-name="P7"/>
        </text:list-item>
        <text:list-item>
          <text:p text:style-name="P5"><text:soft-page-break/>Uppfylldes målen?</text:p>
          <text:p text:style-name="P11"><text:span text:style-name="T2">Xx</text:span></text:p>
          <text:p text:style-name="P11"><text:span text:style-name="T2"/></text:p>
        </text:list-item>
        <text:list-item>
          <text:p text:style-name="P11"><text:span text:style-name="T3">Vad har ändrats i kraven? </text:span><text:span text:style-name="T2">(product backlog)</text:span></text:p>
          <text:p text:style-name="P11"><text:span text:style-name="T2">Xx<text:line-break/></text:span></text:p>
        </text:list-item>
        <text:list-item>
          <text:p text:style-name="P11"><text:span text:style-name="T3">Hur kan jag förbättra mitt arbetssätt?<text:line-break/>1. <text:s/></text:span><text:span text:style-name="T4">Vad vill jag testa att göra: </text:span><text:span text:style-name="T2">xx</text:span><text:span text:style-name="T4"><text:line-break/></text:span><text:span text:style-name="T5">2</text:span><text:span text:style-name="T3">. </text:span><text:span text:style-name="T4"><text:s/>Vad vill jag fortsätta göra: </text:span><text:span text:style-name="T2">xx</text:span></text:p>
          <text:p text:style-name="P11"><text:span text:style-name="T5">3</text:span><text:span text:style-name="T3">. </text:span><text:span text:style-name="T4"><text:s/>Vad vill jag sluta göra: </text:span><text:span text:style-name="T2">xx</text:span></text:p>
          <text:p text:style-name="P7"><text:span text:style-name="T2"/></text:p>
        </text:list-item>
      </text:list>
      <text:p text:style-name="P2"><text:span text:style-name="T6">Sprint 4</text:span><text:tab/></text:p>
      <text:p text:style-name="P4"/>
      <text:list xml:id="list43699784" text:continue-numbering="true" text:style-name="L1">
        <text:list-item>
          <text:p text:style-name="P5">Vad gick bra?</text:p>
          <text:p text:style-name="P7">Xx</text:p>
        </text:list-item>
      </text:list>
      <text:p text:style-name="P6"/>
      <text:list xml:id="list43701561" text:continue-numbering="true" text:style-name="L1">
        <text:list-item>
          <text:p text:style-name="P5">Vad gick dåligt?</text:p>
          <text:p text:style-name="P7">Xx</text:p>
          <text:p text:style-name="P7"/>
        </text:list-item>
        <text:list-item>
          <text:p text:style-name="P5">Uppfylldes målen?</text:p>
          <text:p text:style-name="P11"><text:span text:style-name="T2">Xx</text:span></text:p>
          <text:p text:style-name="P11"><text:span text:style-name="T2"/></text:p>
        </text:list-item>
        <text:list-item>
          <text:p text:style-name="P11"><text:span text:style-name="T3">Vad har ändrats i kraven? </text:span><text:span text:style-name="T2">(product backlog)</text:span></text:p>
          <text:p text:style-name="P11"><text:span text:style-name="T2">Xx<text:line-break/></text:span></text:p>
        </text:list-item>
        <text:list-item>
          <text:p text:style-name="P11"><text:span text:style-name="T3">Hur kan jag förbättra mitt arbetssätt?<text:line-break/>1. <text:s/></text:span><text:span text:style-name="T4">Vad vill jag testa att göra: </text:span><text:span text:style-name="T2">xx</text:span><text:span text:style-name="T4"><text:line-break/></text:span><text:span text:style-name="T5">2</text:span><text:span text:style-name="T3">. </text:span><text:span text:style-name="T4"><text:s/>Vad vill jag fortsätta göra: </text:span><text:span text:style-name="T2">xx</text:span></text:p>
          <text:p text:style-name="P11"><text:span text:style-name="T5">3</text:span><text:span text:style-name="T3">. </text:span><text:span text:style-name="T4"><text:s/>Vad vill jag sluta göra: </text:span><text:span text:style-name="T2">xx</text:span></text:p>
          <text:p text:style-name="P7"><text:span text:style-name="T2"/></text:p>
        </text:list-item>
      </text:list>
      <text:p text:style-name="P4"/>
      <text:p text:style-name="P2"><text:span text:style-name="T6">Sprint 5</text:span><text:tab/></text:p>
      <text:p text:style-name="P4"/>
      <text:list xml:id="list43684901" text:continue-numbering="true" text:style-name="L1">
        <text:list-item>
          <text:p text:style-name="P5">Vad gick bra?</text:p>
          <text:p text:style-name="P7">Xx</text:p>
        </text:list-item>
      </text:list>
      <text:p text:style-name="P6"/>
      <text:list xml:id="list43708638" text:continue-numbering="true" text:style-name="L1">
        <text:list-item>
          <text:p text:style-name="P5">Vad gick dåligt?</text:p>
          <text:p text:style-name="P7">Xx</text:p>
          <text:p text:style-name="P7"/>
        </text:list-item>
        <text:list-item>
          <text:p text:style-name="P5">Uppfylldes målen?</text:p>
          <text:p text:style-name="P11"><text:span text:style-name="T2">Xx</text:span></text:p>
          <text:p text:style-name="P11"><text:span text:style-name="T2"/></text:p>
        </text:list-item>
        <text:list-item>
          <text:p text:style-name="P11"><text:span text:style-name="T3">Vad har ändrats i kraven? </text:span><text:span text:style-name="T2">(product backlog)</text:span></text:p>
          <text:p text:style-name="P11"><text:span text:style-name="T2">Xx<text:line-break/></text:span></text:p>
        </text:list-item>
        <text:list-item>
          <text:p text:style-name="P11"><text:span text:style-name="T3">Hur kan jag förbättra mitt arbetssätt?<text:line-break/>1. <text:s/></text:span><text:span text:style-name="T4">Vad vill jag testa att göra: </text:span><text:span text:style-name="T2">xx</text:span><text:span text:style-name="T4"><text:line-break/></text:span><text:span text:style-name="T5">2</text:span><text:span text:style-name="T3">. </text:span><text:span text:style-name="T4"><text:s/>Vad vill jag fortsätta göra: </text:span><text:span text:style-name="T2">xx</text:span></text:p>
          <text:p text:style-name="P11"><text:span text:style-name="T5">3</text:span><text:span text:style-name="T3">. </text:span><text:span text:style-name="T4"><text:s/>Vad vill jag sluta göra: </text:span><text:span text:style-name="T2">xx</text:span></text:p>
          <text:p text:style-name="P7"><text:soft-page-break/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4T23:54:42.34</dc:date>
    <meta:editing-duration>P1DT8H55M6S</meta:editing-duration>
    <meta:editing-cycles>52</meta:editing-cycles>
    <meta:generator>OpenOffice.org/3.3$Win32 OpenOffice.org_project/330m20$Build-9567</meta:generator>
    <meta:document-statistic meta:table-count="0" meta:image-count="0" meta:object-count="0" meta:page-count="3" meta:paragraph-count="56" meta:word-count="298" meta:character-count="1326"/>
  </office:meta>
</office:document-meta>
</file>